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5" style:parent-style-name="Normal" style:family="paragraph">
      <style:paragraph-properties fo:text-align="center" fo:margin-bottom="0in" fo:line-height="115%"/>
    </style:style>
    <style:style style:name="T6" style:parent-style-name="DefaultParagraphFont" style:family="text">
      <style:text-properties style:font-name-asian="Times New Roman" fo:font-weight="bold" style:font-weight-asian="bold" style:language-asian="en" style:country-asian="GB"/>
    </style:style>
    <style:style style:name="T7" style:parent-style-name="DefaultParagraphFont" style:family="text">
      <style:text-properties style:font-name-asian="Times New Roman" fo:font-weight="bold" style:font-weight-asian="bold" style:text-position="super 63.6%" style:language-asian="en" style:country-asian="GB"/>
    </style:style>
    <style:style style:name="T8" style:parent-style-name="DefaultParagraphFont" style:family="text">
      <style:text-properties style:font-name-asian="Times New Roman" fo:font-weight="bold" style:font-weight-asian="bold" style:language-asian="en" style:country-asian="GB"/>
    </style:style>
    <style:style style:name="P9"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10"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11" style:parent-style-name="Normal" style:family="paragraph">
      <style:paragraph-properties fo:text-align="center" fo:margin-bottom="0in" fo:line-height="115%"/>
      <style:text-properties style:font-name-asian="Times New Roman" style:font-name-complex="Arial" fo:font-weight="bold" style:font-weight-asian="bold" style:language-asian="en" style:country-asian="GB"/>
    </style:style>
    <style:style style:name="TableColumn13" style:family="table-column">
      <style:table-column-properties style:column-width="3.4458in"/>
    </style:style>
    <style:style style:name="TableColumn14" style:family="table-column">
      <style:table-column-properties style:column-width="3.3263in"/>
    </style:style>
    <style:style style:name="Table12" style:family="table">
      <style:table-properties style:width="6.7722in" fo:margin-left="-0.0034in" table:align="left"/>
    </style:style>
    <style:style style:name="TableRow15" style:family="table-row">
      <style:table-row-properties style:row-height="0.3381in"/>
    </style:style>
    <style:style style:name="TableCell16" style:family="table-cell">
      <style:table-cell-properties fo:border="0.0069in solid #000000" fo:background-color="#0F243E" style:writing-mode="lr-tb" fo:padding-top="0in" fo:padding-left="0.075in" fo:padding-bottom="0in" fo:padding-right="0.075in"/>
    </style:style>
    <style:style style:name="P17"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Cell18" style:family="table-cell">
      <style:table-cell-properties fo:border="0.0069in solid #000000" fo:background-color="#0F243E" style:writing-mode="lr-tb" fo:padding-top="0in" fo:padding-left="0.075in" fo:padding-bottom="0in" fo:padding-right="0.075in"/>
    </style:style>
    <style:style style:name="P19"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20" style:family="table-row">
      <style:table-row-properties style:row-height="0.4125i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sian="Times New Roman" style:language-asian="en" style:country-asian="GB"/>
    </style:style>
    <style:style style:name="P23" style:parent-style-name="Normal" style:family="paragraph">
      <style:paragraph-properties fo:margin-bottom="0in" fo:line-height="100%"/>
      <style:text-properties style:font-name-asian="Times New Roman" style:language-asian="en" style:country-asian="GB"/>
    </style:style>
    <style:style style:name="P24" style:parent-style-name="Normal" style:family="paragraph">
      <style:paragraph-properties fo:margin-bottom="0in" fo:line-height="100%"/>
      <style:text-properties style:font-name-asian="Times New Roman" style:language-asian="en" style:country-asian="GB"/>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asian="Times New Roman" style:language-asian="en" style:country-asian="GB"/>
    </style:style>
    <style:style style:name="P27" style:parent-style-name="Normal" style:family="paragraph">
      <style:paragraph-properties fo:margin-bottom="0in" fo:line-height="100%"/>
      <style:text-properties style:font-name-asian="Times New Roman" style:language-asian="en" style:country-asian="GB"/>
    </style:style>
    <style:style style:name="TableRow28" style:family="table-row">
      <style:table-row-properties style:row-height="0.4041in"/>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asian="Times New Roman" style:language-asian="en" style:country-asian="GB"/>
    </style:style>
    <style:style style:name="P31" style:parent-style-name="Normal" style:family="paragraph">
      <style:paragraph-properties fo:margin-bottom="0in" fo:line-height="100%"/>
      <style:text-properties style:font-name-asian="Times New Roman" style:language-asian="en" style:country-asian="GB"/>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sian="Times New Roman" style:language-asian="en" style:country-asian="GB"/>
    </style:style>
    <style:style style:name="P34" style:parent-style-name="Normal" style:family="paragraph">
      <style:paragraph-properties fo:margin-bottom="0in" fo:line-height="100%"/>
      <style:text-properties style:font-name-asian="Times New Roman" style:language-asian="en" style:country-asian="GB"/>
    </style:style>
    <style:style style:name="TableRow35" style:family="table-row">
      <style:table-row-properties style:row-height="0.3826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asian="Times New Roman" style:language-asian="en" style:country-asian="GB"/>
    </style:style>
    <style:style style:name="P38" style:parent-style-name="Normal" style:family="paragraph">
      <style:paragraph-properties fo:margin-bottom="0in" fo:line-height="100%"/>
      <style:text-properties style:font-name-asian="Times New Roman" style:language-asian="en" style:country-asian="GB"/>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asian="Times New Roman" style:language-asian="en" style:country-asian="GB"/>
    </style:style>
    <style:style style:name="P41" style:parent-style-name="Normal" style:family="paragraph">
      <style:paragraph-properties fo:margin-bottom="0in" fo:line-height="100%"/>
      <style:text-properties style:font-name-asian="Times New Roman" style:language-asian="en" style:country-asian="GB"/>
    </style:style>
    <style:style style:name="P42" style:parent-style-name="Normal" style:family="paragraph">
      <style:paragraph-properties fo:margin-bottom="0in" fo:line-height="100%"/>
      <style:text-properties style:font-name-asian="Times New Roman" style:language-asian="en" style:country-asian="GB"/>
    </style:style>
    <style:style style:name="TableRow43" style:family="table-row">
      <style:table-row-properties style:row-height="0.3902i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sian="Times New Roman" style:language-asian="en" style:country-asian="GB"/>
    </style:style>
    <style:style style:name="P46" style:parent-style-name="Normal" style:family="paragraph">
      <style:paragraph-properties fo:margin-bottom="0in" fo:line-height="100%"/>
      <style:text-properties style:font-name-asian="Times New Roman" style:language-asian="en" style:country-asian="GB"/>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asian="Times New Roman" style:language-asian="en" style:country-asian="GB"/>
    </style:style>
    <style:style style:name="P49" style:parent-style-name="Normal" style:family="paragraph">
      <style:paragraph-properties fo:margin-bottom="0in" fo:line-height="100%"/>
      <style:text-properties style:font-name-asian="Times New Roman" style:language-asian="en" style:country-asian="GB"/>
    </style:style>
    <style:style style:name="TableRow50" style:family="table-row">
      <style:table-row-properties style:row-height="0.3861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asian="Times New Roman" style:language-asian="en" style:country-asian="GB"/>
    </style:style>
    <style:style style:name="P53" style:parent-style-name="Normal" style:family="paragraph">
      <style:paragraph-properties fo:margin-bottom="0in" fo:line-height="100%"/>
      <style:text-properties style:font-name-asian="Times New Roman" style:language-asian="en" style:country-asian="GB"/>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sian="Times New Roman" fo:font-weight="bold" style:font-weight-asian="bold" style:language-asian="en" style:country-asian="GB"/>
    </style:style>
    <style:style style:name="TableRow56" style:family="table-row">
      <style:table-row-properties style:row-height="0.3923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asian="Times New Roman" style:language-asian="en" style:country-asian="GB"/>
    </style:style>
    <style:style style:name="P59" style:parent-style-name="Normal" style:family="paragraph">
      <style:paragraph-properties fo:margin-bottom="0in" fo:line-height="100%"/>
      <style:text-properties style:font-name-asian="Times New Roman" style:language-asian="en" style:country-asian="GB"/>
    </style:style>
    <style:style style:name="TableCell60" style:family="table-cell">
      <style:table-cell-properties fo:border="0.0069in solid #000000" fo:background-color="#0F243E"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DefaultParagraphFont" style:family="text">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63" style:family="table-row">
      <style:table-row-properties style:row-height="0.3875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asian="Times New Roman" style:language-asian="en" style:country-asian="GB"/>
    </style:style>
    <style:style style:name="P66" style:parent-style-name="Normal" style:family="paragraph">
      <style:paragraph-properties fo:margin-bottom="0in" fo:line-height="100%"/>
      <style:text-properties style:font-name-asian="Times New Roman" style:language-asian="en" style:country-asian="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asian="Times New Roman" style:language-asian="en" style:country-asian="GB"/>
    </style:style>
    <style:style style:name="P69" style:parent-style-name="Normal" style:family="paragraph">
      <style:paragraph-properties fo:margin-bottom="0in" fo:line-height="100%"/>
      <style:text-properties style:font-name-asian="Times New Roman" style:language-asian="en" style:country-asian="GB"/>
    </style:style>
    <style:style style:name="TableRow70" style:family="table-row">
      <style:table-row-properties style:row-height="0.3875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asian="Times New Roman" style:language-asian="en" style:country-asian="GB"/>
    </style:style>
    <style:style style:name="P73" style:parent-style-name="Normal" style:family="paragraph">
      <style:paragraph-properties fo:margin-bottom="0in" fo:line-height="100%"/>
      <style:text-properties style:font-name-asian="Times New Roman" style:language-asian="en" style:country-asian="GB"/>
    </style:style>
    <style:style style:name="P74" style:parent-style-name="Normal" style:family="paragraph">
      <style:paragraph-properties fo:margin-bottom="0in" fo:line-height="100%"/>
      <style:text-properties style:font-name-asian="Times New Roman" style:language-asian="en" style:country-asian="G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sian="Times New Roman" style:language-asian="en" style:country-asian="GB"/>
    </style:style>
    <style:style style:name="P77" style:parent-style-name="Normal" style:family="paragraph">
      <style:paragraph-properties fo:margin-bottom="0in" fo:line-height="100%"/>
      <style:text-properties style:font-name-asian="Times New Roman" style:language-asian="en" style:country-asian="GB"/>
    </style:style>
    <style:style style:name="TableRow78" style:family="table-row">
      <style:table-row-properties style:row-height="0.3979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sian="Times New Roman" style:language-asian="en" style:country-asian="GB"/>
    </style:style>
    <style:style style:name="P81" style:parent-style-name="Normal" style:family="paragraph">
      <style:paragraph-properties fo:margin-bottom="0in" fo:line-height="100%"/>
      <style:text-properties style:font-name-asian="Times New Roman" style:language-asian="en" style:country-asian="GB"/>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asian="Times New Roman" style:language-asian="en" style:country-asian="GB"/>
    </style:style>
    <style:style style:name="P84" style:parent-style-name="Normal" style:family="paragraph">
      <style:paragraph-properties fo:margin-bottom="0in" fo:line-height="100%"/>
      <style:text-properties style:font-name-asian="Times New Roman" style:language-asian="en" style:country-asian="GB"/>
    </style:style>
    <style:style style:name="TableRow85" style:family="table-row">
      <style:table-row-properties style:row-height="0.3784i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asian="Times New Roman" style:language-asian="en" style:country-asian="GB"/>
    </style:style>
    <style:style style:name="P88" style:parent-style-name="Normal" style:family="paragraph">
      <style:paragraph-properties fo:margin-bottom="0in" fo:line-height="100%"/>
      <style:text-properties style:font-name-asian="Times New Roman" style:language-asian="en" style:country-asian="GB"/>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asian="Times New Roman" style:language-asian="en" style:country-asian="GB"/>
    </style:style>
    <style:style style:name="P91" style:parent-style-name="Normal" style:family="paragraph">
      <style:paragraph-properties fo:margin-bottom="0in" fo:line-height="100%"/>
      <style:text-properties style:font-name-asian="Times New Roman" style:language-asian="en" style:country-asian="GB"/>
    </style:style>
    <style:style style:name="TableRow92" style:family="table-row">
      <style:table-row-properties style:row-height="0.4027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asian="Times New Roman" style:language-asian="en" style:country-asian="GB"/>
    </style:style>
    <style:style style:name="P95" style:parent-style-name="Normal" style:family="paragraph">
      <style:paragraph-properties fo:margin-bottom="0in" fo:line-height="100%"/>
    </style:style>
    <style:style style:name="T96" style:parent-style-name="DefaultParagraphFont" style:family="text">
      <style:text-properties style:font-name-asian="Times New Roman" style:language-asian="en" style:country-asian="GB"/>
    </style:style>
    <style:style style:name="T97" style:parent-style-name="DefaultParagraphFont" style:family="text">
      <style:text-properties style:font-name-asian="Times New Roman" style:language-asian="en" style:country-asian="GB"/>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asian="Times New Roman" style:language-asian="en" style:country-asian="GB"/>
    </style:style>
    <style:style style:name="TableRow100" style:family="table-row">
      <style:table-row-properties style:row-height="0.4027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asian="Times New Roman" style:language-asian="en" style:country-asian="GB"/>
    </style:style>
    <style:style style:name="P103" style:parent-style-name="Normal" style:family="paragraph">
      <style:paragraph-properties fo:margin-bottom="0in" fo:line-height="100%"/>
      <style:text-properties style:font-name-asian="Times New Roman" style:language-asian="en" style:country-asian="GB"/>
    </style:style>
    <style:style style:name="TableCell104" style:family="table-cell">
      <style:table-cell-properties fo:border="0.0069in solid #000000" fo:background-color="#0F243E" style:writing-mode="lr-tb" fo:padding-top="0in" fo:padding-left="0.075in" fo:padding-bottom="0in" fo:padding-right="0.075in"/>
    </style:style>
    <style:style style:name="P105" style:parent-style-name="Normal" style:family="paragraph">
      <style:paragraph-properties fo:margin-bottom="0in" fo:line-height="100%"/>
    </style:style>
    <style:style style:name="T106" style:parent-style-name="DefaultParagraphFont" style:family="text">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107" style:family="table-row">
      <style:table-row-properties style:row-height="0.4027in"/>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sian="Times New Roman" style:language-asian="en" style:country-asian="GB"/>
    </style:style>
    <style:style style:name="P110" style:parent-style-name="Normal" style:family="paragraph">
      <style:paragraph-properties fo:margin-bottom="0in" fo:line-height="100%"/>
      <style:text-properties style:font-name-asian="Times New Roman" style:language-asian="en" style:country-asian="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sian="Times New Roman" style:language-asian="en" style:country-asian="GB"/>
    </style:style>
    <style:style style:name="P113" style:parent-style-name="Normal" style:family="paragraph">
      <style:paragraph-properties fo:margin-bottom="0in" fo:line-height="100%"/>
      <style:text-properties style:font-name-asian="Times New Roman" style:language-asian="en" style:country-asian="GB"/>
    </style:style>
    <style:style style:name="TableRow114" style:family="table-row">
      <style:table-row-properties style:row-height="0.4027i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asian="Times New Roman" style:language-asian="en" style:country-asian="GB"/>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asian="Times New Roman" style:language-asian="en" style:country-asian="GB"/>
    </style:style>
    <style:style style:name="P119" style:parent-style-name="Normal" style:family="paragraph">
      <style:paragraph-properties fo:margin-bottom="0in" fo:line-height="100%"/>
      <style:text-properties style:font-name-asian="Times New Roman" style:language-asian="en" style:country-asian="GB"/>
    </style:style>
    <style:style style:name="P120" style:parent-style-name="Normal" style:family="paragraph">
      <style:paragraph-properties fo:margin-bottom="0.1388in" fo:line-height="115%"/>
      <style:text-properties style:font-name-asian="Times New Roman" fo:font-weight="bold" style:font-weight-asian="bold" style:language-asian="en" style:country-asian="GB"/>
    </style:style>
    <style:style style:name="P121" style:parent-style-name="Normal" style:family="paragraph">
      <style:text-properties fo:font-weight="bold" style:font-weight-asian="bold" style:text-underline-type="single" style:text-underline-style="solid" style:text-underline-width="auto" style:text-underline-mode="continuous"/>
    </style:style>
    <style:style style:name="P122" style:parent-style-name="Normal" style:family="paragraph">
      <style:paragraph-properties fo:text-align="justify"/>
    </style:style>
    <style:style style:name="T123" style:parent-style-name="DefaultParagraphFont" style:family="text">
      <style:text-properties style:text-position="super 63.6%"/>
    </style:style>
    <style:style style:name="P124" style:parent-style-name="Normal" style:family="paragraph">
      <style:paragraph-properties fo:text-align="justify"/>
    </style:style>
    <style:style style:name="P125" style:parent-style-name="Normal" style:family="paragraph">
      <style:text-properties fo:font-weight="bold" style:font-weight-asian="bold" style:text-underline-type="single" style:text-underline-style="solid" style:text-underline-width="auto" style:text-underline-mode="continuous"/>
    </style:style>
    <style:style style:name="P126" style:parent-style-name="Normal" style:family="paragraph">
      <style:text-properties fo:font-weight="bold" style:font-weight-asian="bold" style:text-underline-type="single" style:text-underline-style="solid" style:text-underline-width="auto" style:text-underline-mode="continuous"/>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text-properties fo:font-weight="bold" style:font-weight-asian="bold" style:text-underline-type="single" style:text-underline-style="solid" style:text-underline-width="auto" style:text-underline-mode="continuous"/>
    </style:style>
    <style:style style:name="P133" style:parent-style-name="Normal" style:family="paragraph">
      <style:text-properties fo:font-weight="bold" style:font-weight-asian="bold" style:text-underline-type="single" style:text-underline-style="solid" style:text-underline-width="auto" style:text-underline-mode="continuous"/>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text-properties style:text-underline-type="single" style:text-underline-style="solid" style:text-underline-width="auto" style:text-underline-mode="continuous"/>
    </style:style>
    <style:style style:name="P138" style:parent-style-name="Normal" style:family="paragraph">
      <style:text-properties fo:font-weight="bold" style:font-weight-asian="bold" style:text-underline-type="single" style:text-underline-style="solid" style:text-underline-width="auto" style:text-underline-mode="continuous"/>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ListParagraph" style:list-style-name="LFO1" style:family="paragraph">
      <style:paragraph-properties fo:text-align="justify"/>
    </style:style>
    <style:style style:name="P142" style:parent-style-name="ListParagraph" style:list-style-name="LFO1" style:family="paragraph">
      <style:paragraph-properties fo:text-align="justify"/>
    </style:style>
    <style:style style:name="P143" style:parent-style-name="ListParagraph" style:list-style-name="LFO1"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ListParagraph" style:list-style-name="LFO2" style:family="paragraph">
      <style:paragraph-properties fo:text-align="justify"/>
    </style:style>
    <style:style style:name="P150" style:parent-style-name="ListParagraph" style:list-style-name="LFO2" style:family="paragraph">
      <style:paragraph-properties fo:text-align="justify"/>
    </style:style>
    <style:style style:name="P151" style:parent-style-name="Normal" style:family="paragraph">
      <style:paragraph-properties fo:text-align="justify"/>
    </style:style>
  </office:automatic-styles>
  <office:body>
    <office:text text:use-soft-page-breaks="true">
      <text:p text:style-name="P1"/>
      <text:p text:style-name="P5"><text:span text:style-name="T6">32</text:span><text:span text:style-name="T7">nd</text:span><text:span text:style-name="T8"><text:s/>meeting</text:span></text:p>
      <text:p text:style-name="P9">3 February 2015, 10:00 – 13:00</text:p>
      <text:p text:style-name="P10">Venue: Room 215, 70 Whitehall, London, SW1A 2AS</text:p>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ODUG Attendees</text:p>
          </table:table-cell>
          <table:table-cell table:style-name="TableCell18">
            <text:p text:style-name="P19">Officials</text:p>
          </table:table-cell>
        </table:table-row>
        <table:table-row table:style-name="TableRow20">
          <table:table-cell table:style-name="TableCell21">
            <text:p text:style-name="P22">Heather Savory (HS)<text:s/></text:p>
            <text:p text:style-name="P23">ODUG Chair</text:p>
            <text:p text:style-name="P24"/>
          </table:table-cell>
          <table:table-cell table:style-name="TableCell25">
            <text:p text:style-name="P26">Kam Marshall (KM)</text:p>
            <text:p text:style-name="P27">ODUG<text:s/>Secretariat / Transparency Team</text:p>
          </table:table-cell>
        </table:table-row>
        <table:table-row table:style-name="TableRow28">
          <table:table-cell table:style-name="TableCell29">
            <text:p text:style-name="P30">Bob Barr (BB)</text:p>
            <text:p text:style-name="P31">Manchester Geomatics, University of Liverpool</text:p>
          </table:table-cell>
          <table:table-cell table:style-name="TableCell32">
            <text:p text:style-name="P33">James Cattell</text:p>
            <text:p text:style-name="P34">Transparency Team</text:p>
          </table:table-cell>
        </table:table-row>
        <table:table-row table:style-name="TableRow35">
          <table:table-cell table:style-name="TableCell36">
            <text:p text:style-name="P37">Simon Briscoe (SB)<text:s/></text:p>
            <text:p text:style-name="P38">PASC/FullFact</text:p>
          </table:table-cell>
          <table:table-cell table:style-name="TableCell39">
            <text:p text:style-name="P40">Suki Boora (Suki)</text:p>
            <text:p text:style-name="P41">Transparency Team</text:p>
            <text:p text:style-name="P42"/>
          </table:table-cell>
        </table:table-row>
        <table:table-row table:style-name="TableRow43">
          <table:table-cell table:style-name="TableCell44">
            <text:p text:style-name="P45">Stuart Chalmers (SC)<text:s/></text:p>
            <text:p text:style-name="P46">Building Research Establishment <text:s/></text:p>
          </table:table-cell>
          <table:table-cell table:style-name="TableCell47">
            <text:p text:style-name="P48">Lawrence Hopper (LH)</text:p>
            <text:p text:style-name="P49">Transparency Team</text:p>
          </table:table-cell>
        </table:table-row>
        <table:table-row table:style-name="TableRow50">
          <table:table-cell table:style-name="TableCell51">
            <text:p text:style-name="P52">Hendrik Grothuis (HG)</text:p>
            <text:p text:style-name="P53">Cambridge County Council</text:p>
          </table:table-cell>
          <table:table-cell table:style-name="TableCell54">
            <text:p text:style-name="P55"/>
          </table:table-cell>
        </table:table-row>
        <table:table-row table:style-name="TableRow56">
          <table:table-cell table:style-name="TableCell57">
            <text:p text:style-name="P58">Paul Hodgson (PH)</text:p>
            <text:p text:style-name="P59">Greater London Authority</text:p>
          </table:table-cell>
          <table:table-cell table:style-name="TableCell60">
            <text:p text:style-name="P61"><text:span text:style-name="T62">Guest speakers</text:span></text:p>
          </table:table-cell>
        </table:table-row>
        <table:table-row table:style-name="TableRow63">
          <table:table-cell table:style-name="TableCell64">
            <text:p text:style-name="P65">Giuseppe Sollazzo (GS)</text:p>
            <text:p text:style-name="P66">St George’s University of London</text:p>
          </table:table-cell>
          <table:table-cell table:style-name="TableCell67">
            <text:p text:style-name="P68">Gavin Freeguard</text:p>
            <text:p text:style-name="P69">Institute for Government</text:p>
          </table:table-cell>
        </table:table-row>
        <table:table-row table:style-name="TableRow70">
          <table:table-cell table:style-name="TableCell71">
            <text:p text:style-name="P72">Jacqui<text:s/>Taylor (JT)</text:p>
            <text:p text:style-name="P73">Flying Binary</text:p>
            <text:p text:style-name="P74"/>
          </table:table-cell>
          <table:table-cell table:style-name="TableCell75">
            <text:p text:style-name="P76">Christopher Pope</text:p>
            <text:p text:style-name="P77">New Economy Manchester</text:p>
          </table:table-cell>
        </table:table-row>
        <table:table-row table:style-name="TableRow78">
          <table:table-cell table:style-name="TableCell79">
            <text:p text:style-name="P80">Ian Makgill (IM)<text:s/></text:p>
            <text:p text:style-name="P81">Spendnetwork.com</text:p>
          </table:table-cell>
          <table:table-cell table:style-name="TableCell82">
            <text:p text:style-name="P83">Lucy Woodbine</text:p>
            <text:p text:style-name="P84">New Economy Manchester</text:p>
          </table:table-cell>
        </table:table-row>
        <table:table-row table:style-name="TableRow85">
          <table:table-cell table:style-name="TableCell86">
            <text:p text:style-name="P87">Nick Halliday (NH)</text:p>
            <text:p text:style-name="P88">National Audit Office</text:p>
          </table:table-cell>
          <table:table-cell table:style-name="TableCell89">
            <text:p text:style-name="P90">John Gibbons</text:p>
            <text:p text:style-name="P91">Salford City Council</text:p>
          </table:table-cell>
        </table:table-row>
        <table:table-row table:style-name="TableRow92">
          <table:table-cell table:style-name="TableCell93">
            <text:p text:style-name="P94">Charlie Boundy (CB)<text:s/></text:p>
            <text:p text:style-name="P95"><text:span text:style-name="T96">BAE Systems<text:s/></text:span><text:span text:style-name="T97">Applied Intelligence</text:span></text:p>
          </table:table-cell>
          <table:table-cell table:style-name="TableCell98">
            <text:p text:style-name="P99"/>
          </table:table-cell>
        </table:table-row>
        <table:table-row table:style-name="TableRow100">
          <table:table-cell table:style-name="TableCell101">
            <text:p text:style-name="P102">Jeni Tennison (JTe)<text:s/></text:p>
            <text:p text:style-name="P103">Open Data Institute (ODI)</text:p>
          </table:table-cell>
          <table:table-cell table:style-name="TableCell104">
            <text:p text:style-name="P105"><text:span text:style-name="T106">Apologies<text:s/></text:span></text:p>
          </table:table-cell>
        </table:table-row>
        <table:table-row table:style-name="TableRow107">
          <table:table-cell table:style-name="TableCell108">
            <text:p text:style-name="P109">David Kane (DK)</text:p>
            <text:p text:style-name="P110">NCVO</text:p>
          </table:table-cell>
          <table:table-cell table:style-name="TableCell111">
            <text:p text:style-name="P112">Johanna Walker (JW)</text:p>
            <text:p text:style-name="P113">Web Science Institute, Southampton</text:p>
          </table:table-cell>
        </table:table-row>
        <table:table-row table:style-name="TableRow114">
          <table:table-cell table:style-name="TableCell115">
            <text:p text:style-name="P116"/>
          </table:table-cell>
          <table:table-cell table:style-name="TableCell117">
            <text:p text:style-name="P118">Paul Malyon (PM) <text:s/></text:p>
            <text:p text:style-name="P119">Experian</text:p>
          </table:table-cell>
        </table:table-row>
      </table:table>
      <text:p text:style-name="P120"/>
      <text:p text:style-name="P121">Welcome</text:p>
      <text:p text:style-name="P122">The Chair welcomed the group to the 32<text:span text:style-name="T123">nd</text:span><text:s/>ODUG meeting and<text:s/>noted apologies for absent members. The minutes to the previous meeting were approved by the group.<text:s/></text:p>
      <text:p text:style-name="P124">The group noted the Chair’s update which included attendance at the Open Data in Higher Education Policy Exchange event and the techUK private/public sector Open Data event organised by COTT. HS and BB provided positive feedback on 77m Ltd’s pre-released product following an online demo.</text:p>
      <text:p text:style-name="Normal"/>
      <text:p text:style-name="P125"/>
      <text:soft-page-break/>
      <text:p text:style-name="P126">COTT Update</text:p>
      <text:p text:style-name="P127">Suki updated the group on an issue relating to the release of Birth, Marriages, and Deaths data. Home Office<text:s/>have reported that there are serious concerns around privacy and have requested a meeting with ODUG to discuss these.</text:p>
      <text:p text:style-name="P128">The group debated public records being open. <text:s/>JTe informed the group that the ODI believes that the risk is that the public might equate<text:s/>this to the opening up of their personal information and that it could cause a backlash against opening up data.</text:p>
      <text:p text:style-name="P129">Suki also updated ODUG on open data discussions between COTT, ShEx and BIS regarding Ordnance Survey.</text:p>
      <text:p text:style-name="P130">Suki informed the group of the reason for<text:s/>the DVLA consultation delay was due to the potential they see of releasing private data, therefore DVLA are in the process of exploring ways of releasing the data whilst protecting people’s privacy and personal information. Suki emphasised that the consultation was still on course to take place during this Parliament.<text:s/></text:p>
      <text:p text:style-name="P131">The Chair and members expressed their frustration and disappointment at the slow progress of the release of data from particular Departments. The Chair suggested that COTT should use the ODUG as a lever to support and press for release of open data when required.<text:s/></text:p>
      <text:p text:style-name="Normal"/>
      <text:p text:style-name="P132">Sector Board update</text:p>
      <text:p text:style-name="Normal">Members of ODUG had attended no Sector Board meetings since the last ODUG meeting.<text:s/></text:p>
      <text:p text:style-name="Normal"/>
      <text:p text:style-name="P133">ODUG website / Comms</text:p>
      <text:p text:style-name="P134">SC presented some options for the content of the new ODUG website. The group agreed that the website will host all previous ODUG minutes, all blogs and a response/Twitter facility.<text:s/></text:p>
      <text:p text:style-name="P135">NH suggested future blogs to be shorter and presentation slides to be limited to six.<text:s/></text:p>
      <text:p text:style-name="P136">The Chair added that the group will also<text:s/>regain focus on Data Requests, benefits cases and a push on the NII for the remainder of this year.</text:p>
      <text:p text:style-name="P137"/>
      <text:p text:style-name="P138">New Economy Manchester<text:s/></text:p>
      <text:p text:style-name="P139">In 2014, New Economy were awarded a grant through the Release of Data Fund to deliver an open data infrastructure map of Greater Manchester. The project aims to provide a visual tool to identify areas where infrastructure acts as a challenge or an opportunity for growth. Christopher Pope provided an update to the group on the progress so far. The project team has explored the datasets<text:s/>available and engaged with local data providers to explore the options of releasing previously withheld data. The first phase of creating a base map is near completion and the second phase will consider legal aspects, capacity building and remodelling of<text:s/>the city centre.<text:s/></text:p>
      <text:p text:style-name="P140">The group heard about Salford City Council’s contribution to the project. John Gibbons informed the group that they were able to provide skills and experience to assist the project such as open source,<text:s/><text:soft-page-break/>GIS and also their involvement in the transparency code; the Local Government open data incentive scheme and Future Everything have proved to be useful in this project. In their bid, Salford City Council identified three phases of the project:<text:s/></text:p>
      <text:list text:style-name="LFO1" text:continue-numbering="true">
        <text:list-item>
          <text:p text:style-name="P141">Identifying the data layers.</text:p>
        </text:list-item>
        <text:list-item>
          <text:p text:style-name="P142">Capturing that data from the organisations that hold it and the technical development of the mapping solution.<text:s/></text:p>
        </text:list-item>
        <text:list-item>
          <text:p text:style-name="P143">Dissemination of the map – this would mark the end of Salford City Council’s involvement.<text:s/></text:p>
        </text:list-item>
      </text:list>
      <text:p text:style-name="P144">Lucy Woodbine explained the local security issues that had been raised<text:s/>in conjunction with the release of the map, which the team are working to address.</text:p>
      <text:p text:style-name="P145"/>
      <text:p text:style-name="P146">Whitehall Monitor 2014</text:p>
      <text:p text:style-name="P147">Gavin Freeguard,<text:s/><text:a xlink:href="http://www.instituteforgovernment.org.uk/" office:target-frame-name="_top" xlink:show="replace"><text:span text:style-name="Hyperlink">Institute for Government</text:span></text:a><text:s/>(IfG), presented on the<text:s/><text:a xlink:href="http://www.instituteforgovernment.org.uk/publications/whitehall-monitor-2014" office:target-frame-name="_top" xlink:show="replace"><text:span text:style-name="Hyperlink">Whitehall Monitor 2014 report</text:span></text:a>. A project was initiated following Government publishing large amounts of its data, IfG saw an opportunity to analyse the data and present its findings via an annual report and regular<text:s/><text:a xlink:href="http://www.instituteforgovernment.org.uk/blog/author/the-whitehall-monitor/" office:target-frame-name="_top" xlink:show="replace"><text:span text:style-name="Hyperlink">blog posts</text:span></text:a>. <text:s/></text:p>
      <text:p text:style-name="P148">The project has two main aims:</text:p>
      <text:list text:style-name="LFO2" text:continue-numbering="true">
        <text:list-item>
          <text:p text:style-name="P149">To improve the way that Government uses data, how it publishes data, what it actually does with data.</text:p>
        </text:list-item>
        <text:list-item>
          <text:p text:style-name="P150">Ensure that Civil Society gets better with using Government data i.e taking that data and interpreting it into information.<text:s/></text:p>
        </text:list-item>
      </text:list>
      <text:p text:style-name="P151">Gavin Freeguard informed the group of the three components of the annual report that was published in November 2014: i) the resources available to Whitehall, ii) what Whitehall does with those resources, and iii) the real world impact of Whitehall’s actions. The group heard an interesting narrative of the various findings presented in the annual repor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Revision" style:display-name="Revision"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language-asian="en" style:country-asian="GB"/>
    </style:style>
    <style:style style:name="P4" style:parent-style-name="Header"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Picture 1" text:anchor-type="as-char" svg:x="0in" svg:y="0in" svg:width="2.96764in" svg:height="0.58333in" style:rel-width="scale" style:rel-height="scale"><draw:image xlink:href="media/image1.png" xlink:type="simple" xlink:show="embed" xlink:actuate="onLoad"/><svg:title/><svg:desc>odugUK Logo.001.png</svg:desc></draw:frame></text:span></text:p>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m Marshall</meta:initial-creator>
    <dc:creator>Kamaljeet Marshall</dc:creator>
    <meta:creation-date>2015-05-28T11:21:00Z</meta:creation-date>
    <dc:date>2015-05-28T14:28:00Z</dc:date>
    <meta:print-date>2015-02-16T11:22:00Z</meta:print-date>
    <meta:template xlink:href="Normal" xlink:type="simple"/>
    <meta:editing-cycles>4</meta:editing-cycles>
    <meta:editing-duration>PT1260S</meta:editing-duration>
    <meta:document-statistic meta:page-count="3" meta:paragraph-count="12" meta:word-count="900" meta:character-count="6024" meta:row-count="42" meta:non-whitespace-character-count="5136"/>
  </office:meta>
</office:document-meta>
</file>